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47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8.1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4" style:family="graphic" style:parent-style-name="standard">
      <style:graphic-properties svg:stroke-color="#0093d9" draw:fill-color="#0093d9" draw:textarea-horizontal-align="justify" draw:textarea-vertical-align="middle" draw:auto-grow-height="false" fo:min-height="0.654cm" fo:min-width="0.40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1.512cm"/>
    </style:style>
    <style:style style:name="gr6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1.512cm"/>
    </style:style>
    <style:style style:name="gr7" style:family="graphic" style:parent-style-name="standard">
      <style:graphic-properties svg:stroke-width="0.018cm" svg:stroke-color="#0093d9" draw:marker-start-width="0.227cm" draw:marker-end-width="0.227cm" draw:fill-color="#0093d9" draw:textarea-horizontal-align="justify" draw:textarea-vertical-align="middle" draw:auto-grow-height="false" fo:min-height="0.654cm" fo:min-width="0.404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69a2e" style:font-name="Inconsolata Black1" fo:font-size="40pt" style:font-size-asian="40pt" style:font-size-complex="4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93d9"/>
      <style:paragraph-properties fo:text-align="center"/>
    </style:style>
    <style:style style:name="T1" style:family="text">
      <style:text-properties fo:color="#069a2e" style:font-name="Inconsolata Black1" fo:font-size="40pt" style:font-size-asian="40pt" style:font-size-complex="40pt"/>
    </style:style>
    <style:style style:name="T2" style:family="text">
      <style:text-properties fo:font-variant="normal" fo:text-transform="none" fo:color="#069a2e" style:text-outline="false" style:text-line-through-style="none" style:text-line-through-type="none" style:font-name="Inconsolata Black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cm" svg:height="1.729cm" svg:x="2.5cm" svg:y="8.087cm">
          <draw:text-box>
            <text:p text:style-name="P1"><text:span text:style-name="T1">01010101000101001011</text:span></text:p>
          </draw:text-box>
        </draw:frame>
        <draw:frame draw:style-name="gr1" draw:text-style-name="P2" draw:layer="layout" svg:width="15cm" svg:height="1.729cm" svg:x="2.5cm" svg:y="6.688cm">
          <draw:text-box>
            <text:p text:style-name="P1"><text:span text:style-name="T2">00101001011</text:span><text:span text:style-name="T1">010101010</text:span></text:p>
          </draw:text-box>
        </draw:frame>
        <draw:frame draw:style-name="gr1" draw:text-style-name="P2" draw:layer="layout" svg:width="15cm" svg:height="1.729cm" svg:x="2.5cm" svg:y="3.888cm">
          <draw:text-box>
            <text:p text:style-name="P1"><text:span text:style-name="T2">0101011011</text:span><text:span text:style-name="T1">0100100101</text:span></text:p>
          </draw:text-box>
        </draw:frame>
        <draw:frame draw:style-name="gr1" draw:text-style-name="P2" draw:layer="layout" svg:width="15cm" svg:height="1.729cm" svg:x="2.5cm" svg:y="1.188cm">
          <draw:text-box>
            <text:p text:style-name="P1"><text:span text:style-name="T2">0100100101</text:span><text:span text:style-name="T1">0101001011</text:span></text:p>
          </draw:text-box>
        </draw:frame>
        <draw:frame draw:style-name="gr1" draw:text-style-name="P2" draw:layer="layout" svg:width="15cm" svg:height="1.729cm" svg:x="2.5cm" svg:y="5.288cm">
          <draw:text-box>
            <text:p text:style-name="P1"><text:span text:style-name="T2">01010101000100100101</text:span></text:p>
          </draw:text-box>
        </draw:frame>
        <draw:frame draw:style-name="gr1" draw:text-style-name="P2" draw:layer="layout" svg:width="15cm" svg:height="1.729cm" svg:x="2.5cm" svg:y="10.888cm">
          <draw:text-box>
            <text:p text:style-name="P1"><text:span text:style-name="T2">10101000101001011</text:span><text:span text:style-name="T1">101</text:span></text:p>
          </draw:text-box>
        </draw:frame>
        <draw:frame draw:style-name="gr1" draw:text-style-name="P2" draw:layer="layout" svg:width="15cm" svg:height="1.729cm" svg:x="2.5cm" svg:y="9.488cm">
          <draw:text-box>
            <text:p text:style-name="P1"><text:span text:style-name="T2">0101010100010</text:span><text:span text:style-name="T1">1010010</text:span></text:p>
          </draw:text-box>
        </draw:frame>
        <draw:frame draw:style-name="gr1" draw:text-style-name="P2" draw:layer="layout" svg:width="15cm" svg:height="1.729cm" svg:x="2.5cm" svg:y="2.588cm">
          <draw:text-box>
            <text:p text:style-name="P1"><text:span text:style-name="T1">11110101010001010010</text:span></text:p>
          </draw:text-box>
        </draw:frame>
        <draw:custom-shape draw:style-name="gr2" draw:text-style-name="P3" draw:layer="layout" svg:width="8.7cm" svg:height="0.991cm" svg:x="5.6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45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3.4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4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6.6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5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48cm" svg:y="18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2.345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108cm" svg:height="0.991cm" svg:x="2.346cm" svg:y="16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15.547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6.746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5.6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2.348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0.0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8.9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7.8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3.3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16.649cm" svg:y="15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1.15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cm" svg:height="1cm" svg:x="11.147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5.6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6.7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8.9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7.8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3.3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2.2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0.051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6.748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5.6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4.5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0.0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8.9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7.8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3.3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2.251cm" svg:y="17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1.152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4.4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5.5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cm" svg:height="1cm" svg:x="3.45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2.3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08cm" svg:height="0.991cm" svg:x="15.548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12.2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34:43.075612529</meta:creation-date>
    <dc:date>2020-05-27T11:48:53.623648459</dc:date>
    <meta:editing-duration>PT7M2S</meta:editing-duration>
    <meta:editing-cycles>7</meta:editing-cycles>
    <meta:generator>LibreOffice/6.2.8.2$Linux_X86_64 LibreOffice_project/20$Build-2</meta:generator>
    <meta:document-statistic meta:object-count="53"/>
  </office:meta>
</office:document-meta>
</file>